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 fo:line-height="150%"/>
      <style:text-properties fo:font-size="10pt" style:font-size-asian="10pt" style:font-size-complex="10pt" fo:language="ru" fo:country="RU"/>
    </style:style>
    <style:style style:name="P2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5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6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7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8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9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0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1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2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3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4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5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6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7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8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19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0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1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2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3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4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5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6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7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8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29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0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1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2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3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4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5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6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7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8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39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0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1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2" style:parent-style-name="Standard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3" style:parent-style-name="Standard" style:list-style-name="LFO1" style:family="paragraph">
      <style:paragraph-properties fo:line-height="150%"/>
      <style:text-properties fo:font-size="10pt" style:font-size-asian="10pt" style:font-size-complex="10pt" fo:language="ru" fo:country="RU"/>
    </style:style>
    <style:style style:name="P44" style:parent-style-name="Standard" style:family="paragraph">
      <style:paragraph-properties fo:line-height="150%"/>
    </style:style>
    <style:style style:name="T45" style:parent-style-name="Основнойшрифтабзаца" style:family="text">
      <style:text-properties fo:font-size="10pt" style:font-size-asian="10pt" style:font-size-complex="10pt" fo:language="ru" fo:country="RU"/>
    </style:style>
  </office:automatic-styles>
  <office:body>
    <office:text text:use-soft-page-breaks="true">
      <text:list text:style-name="LFO1" text:continue-numbering="true">
        <text:list-item>
          <text:p text:style-name="P1">Что такое отладка?</text:p>
        </text:list-item>
      </text:list>
      <text:p text:style-name="P2">Ответ: Отладкой называют процесс устранения в программе ошибок, которые были найдены на этапе тестирования.</text:p>
      <text:list text:style-name="LFO1" text:continue-numbering="true">
        <text:list-item>
          <text:p text:style-name="P3">Какие задачи решаются при отладке?</text:p>
        </text:list-item>
      </text:list>
      <text:p text:style-name="P4">Ответ: Первая задача, решаемая при отладке, - это локализация ошибки, т. е. выявление места в программе, где она была допущена. Степень локализации варьируется от всей программы до модулей, подпрограмм и, наконец, до конкретных операторов, содержащих ошибку. Вторая задача - это исправление локализованной ошибки.</text:p>
      <text:list text:style-name="LFO1" text:continue-numbering="true">
        <text:list-item>
          <text:p text:style-name="P5">Что такое отладчик и для чего он служит?</text:p>
        </text:list-item>
      </text:list>
      <text:p text:style-name="P6">Ответ: Отладчик - основное инструментальное средство для отладки программ. Он служит для поиска ошибок самого разного вида путем прогона программы в особом, отладочном, режиме.</text:p>
      <text:list text:style-name="LFO1" text:continue-numbering="true">
        <text:list-item>
          <text:p text:style-name="P7">Чем отличается отладочный режим от обычного?</text:p>
        </text:list-item>
      </text:list>
      <text:p text:style-name="P8">Ответ: Отладочный режим отличается от обычного тем, что в нем выполнение программы можно приостанавливать и продолжать в любом месте программы и в любой момент, выполнять программу по шагам, смотреть состояние ячейки памяти или регистра.</text:p>
      <text:list text:style-name="LFO1" text:continue-numbering="true">
        <text:list-item>
          <text:p text:style-name="P9">Какие виды отладчиков бывают?</text:p>
        </text:list-item>
      </text:list>
      <text:p text:style-name="P10">Ответ: Отладчик может быть как независимой утилитой (например, GNU, GDB), так и частью интегрированной среды разработки программ (Microsoft Visual C++).</text:p>
      <text:list text:style-name="LFO1" text:continue-numbering="true">
        <text:list-item>
          <text:p text:style-name="P11">Перечислите возможности отладчиков?</text:p>
        </text:list-item>
      </text:list>
      <text:p text:style-name="P12">Ответ: Отладчики позволяют:</text:p>
      <text:p text:style-name="P13">• инициировать выполнение программы в отладочном режиме;</text:p>
      <text:p text:style-name="P14">• останавливать выполнение программы;</text:p>
      <text:p text:style-name="P15">• приостанавливать и продолжать выполнение программы;</text:p>
      <text:p text:style-name="P16">• производить пошаговое выполнение;</text:p>
      <text:p text:style-name="P17">• просматривать и изменять значения переменных;</text:p>
      <text:p text:style-name="P18">• просматривать и изменять значения ячеек памяти;</text:p>
      <text:p text:style-name="P19">• просматривать стек вызовов подпрограмм;</text:p>
      <text:p text:style-name="P20">• устанавливать и убирать точки останова (англ, breakpoint) по строкам исходного текста программы;</text:p>
      <text:p text:style-name="P21">• устанавливать и убирать точки останова по командам процессора в выполняемой программе.</text:p>
      <text:list text:style-name="LFO1" text:continue-numbering="true">
        <text:list-item>
          <text:p text:style-name="P22">В каких случаях может приостанавливаться выполнение программы в отладочном режиме?</text:p>
        </text:list-item>
      </text:list>
      <text:p text:style-name="P23">Ответ: Выполнение программы в отладочном режиме может приостанавливаться в следующих случаях:</text:p>
      <text:p text:style-name="P24">• по команде пользователя;</text:p>
      <text:p text:style-name="P25">• при достижении в отлаживаемой программе команды завершения выполнения;</text:p>
      <text:p text:style-name="P26">• при генерации процессором прерывания, которое сигнализирует о возникновении события или ошибке некоторого вида;</text:p>
      <text:p text:style-name="P27">• при достижении точки останова.</text:p>
      <text:list text:style-name="LFO1" text:continue-numbering="true">
        <text:list-item>
          <text:p text:style-name="P28">При обнаружении каких видов ошибок процессор может сгенерировать аппаратное прерывание?</text:p>
        </text:list-item>
      </text:list>
      <text:p text:style-name="P29">Ответ:</text:p>
      <text:p text:style-name="P30">• переполнение стека;</text:p>
      <text:p text:style-name="P31">• ошибка доступа к памяти;</text:p>
      <text:p text:style-name="P32">• целочисленное деление на нуль;</text:p>
      <text:p text:style-name="P33">• неверный код операции.</text:p>
      <text:list text:style-name="LFO1" text:continue-numbering="true">
        <text:list-item>
          <text:p text:style-name="P34">С какой степенью детализации может производиться пошаговое выполнение программы?</text:p>
        </text:list-item>
      </text:list>
      <text:soft-page-break/>
      <text:p text:style-name="P35">Ответ: Пошаговое выполнение программы может производиться с разной степенью детализации:</text:p>
      <text:p text:style-name="P36">• по строкам исходного текста программы без захода в вызываемые подпрограммы;</text:p>
      <text:p text:style-name="P37">• по строкам исходного текста программы с заходом в вызываемые подпрограммы;</text:p>
      <text:p text:style-name="P38">• по командам процессора в выполняемой программе.</text:p>
      <text:list text:style-name="LFO1" text:continue-numbering="true">
        <text:list-item>
          <text:p text:style-name="P39">Все ли ошибки могут быть найдены с помощью отладчика?</text:p>
        </text:list-item>
      </text:list>
      <text:p text:style-name="P40">Ответ: Существуют ошибки, которые не могут быть найдены с помощью отладчика.</text:p>
      <text:list text:style-name="LFO1" text:continue-numbering="true">
        <text:list-item>
          <text:p text:style-name="P41">Что такое трассировка и в каком случае ее нужно использовать?</text:p>
        </text:list-item>
      </text:list>
      <text:p text:style-name="P42">Ответ: подход, называемый трассировкой, который заключается в печати выбранных ячеек памяти (например, глобальных переменных или параметров подпрограмм) в заданные моменты времени.</text:p>
      <text:list text:style-name="LFO1" text:continue-numbering="true">
        <text:list-item>
          <text:p text:style-name="P43">Какие утилиты кроме отладчиков могут быть полезны при отладке?<text:s/></text:p>
        </text:list-item>
      </text:list>
      <text:p text:style-name="P44"><text:span text:style-name="T45">Ответ: Кроме собственно отладчиков при отладке полезны утилиты, показывающие состояние систе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каров Роман Сергеевич</dc:creator>
    <meta:creation-date>2009-04-16T11:32:00Z</meta:creation-date>
    <dc:date>2022-03-04T08:15:00Z</dc:date>
    <meta:template xlink:href="Normal.dotm" xlink:type="simple"/>
    <meta:editing-cycles>3</meta:editing-cycles>
    <meta:editing-duration>PT186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88" meta:character-count="3266" meta:row-count="23" meta:non-whitespace-character-count="2784"/>
  </office:meta>
</office:document-meta>
</file>